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Heading_20_1">
      <style:paragraph-properties fo:margin-top="0.278in" fo:margin-bottom="0.0835in" loext:contextual-spacing="false"/>
    </style:style>
    <style:style style:name="P4" style:family="paragraph" style:parent-style-name="Title">
      <style:paragraph-properties fo:margin-top="0in" fo:margin-bottom="0.0417in" loext:contextual-spacing="false"/>
    </style:style>
    <style:style style:name="T1" style:family="text">
      <style:text-properties fo:color="#1155cc" style:font-name="Roboto" fo:font-size="10pt" style:text-underline-style="solid" style:text-underline-width="auto" style:text-underline-color="font-color" style:font-name-asian="Roboto1" style:font-size-asian="10pt" style:font-name-complex="Roboto1" style:font-size-complex="10pt"/>
    </style:style>
    <style:style style:name="T2" style:family="text">
      <style:text-properties fo:color="#444444" style:font-name="Roboto" fo:font-size="10pt" style:font-name-asian="Roboto1" style:font-size-asian="10pt" style:font-name-complex="Roboto1" style:font-size-complex="10pt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This document is available as a Google Doc: <text:a xlink:type="simple" xlink:href="https://goo.gl/BZdVhM" text:style-name="Internet_20_link" text:visited-style-name="Visited_20_Internet_20_Link"><text:span text:style-name="T1">https://goo.gl/BZdVhM</text:span></text:a><text:span text:style-name="T2">)</text:span></text:p>
      <text:p text:style-name="P1"/>
      <text:p text:style-name="P4"><text:bookmark text:name="_1ywzl0sw9bi3"/>Feature name</text:p>
      <text:p text:style-name="P1"><text:line-break/><text:span text:style-name="T3">Proposal</text:span>: NNNN<text:line-break/><text:span text:style-name="T3">Authors</text:span>: Author 1, Author 2<text:line-break/><text:span text:style-name="T3">Status</text:span>: Awaiting implementation</text:p>
      <text:p text:style-name="P1"><text:line-break/><text:span text:style-name="T3">Implementation</text:span>: github.com/…</text:p>
      <text:p text:style-name="P3"><text:bookmark text:name="_1bp24mfrgfox"/>Introduction</text:p>
      <text:p text:style-name="P1">A short description of the feature.</text:p>
      <text:p text:style-name="P3"><text:bookmark text:name="_eg5z95e15a1f"/>Motivation</text:p>
      <text:p text:style-name="P1">Describe the problems that this proposal seeks to address.</text:p>
      <text:p text:style-name="P3"><text:bookmark text:name="_tjwlign41cz6"/>Proposed solution</text:p>
      <text:p text:style-name="P1">Describe the proposed solution to the problem.</text:p>
      <text:p text:style-name="P3"><text:bookmark text:name="_fukbzcufqx77"/>Design</text:p>
      <text:p text:style-name="P1">Provide the details of the design of the proposed solution.</text:p>
      <text:p text:style-name="P3"><text:bookmark text:name="_y90k4qrd6w0n"/>Effect on API Compatibility</text:p>
      <text:p text:style-name="P1">Will this change break existing code that uses the existing API?</text:p>
      <text:p text:style-name="P3"><text:bookmark text:name="_4gihqkoc9ubk"/>Effect on IPC Compatibility</text:p>
      <text:p text:style-name="P1">Will this change break existing applications that use the existing IPC protocol to communicate with the dispatcher out of process?</text:p>
      <text:p text:style-name="P3"><text:bookmark text:name="_1h5412f7rgth"/>Alternatives considered</text:p>
      <text:p text:style-name="P1">Describe alternative solutions to the same problem and why the proposed solution is the best among the available op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20" meta:character-count="818" meta:non-whitespace-character-count="714"/>
    <meta:generator>LibreOfficeDev/5.1.0.3$Linux_X86_64 LibreOffice_project/</meta:generator>
  </office:meta>
</office:document-meta>
</file>